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consolata" svg:font-family="Inconsolata, Consolas, 'Source Code Pro', 'Liberation Mono', 'Courier New', Courier, monospace"/>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arial1" svg:font-family="arial, helvetica, sans-serif"/>
    <style:font-face style:name="arial" svg:font-family="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paragraph-properties fo:text-align="end" style:justify-single-word="false"/>
      <style:text-properties fo:font-size="10pt" style:font-size-asian="10pt" style:font-size-complex="10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text-properties fo:font-variant="normal" fo:text-transform="none" fo:color="#000000" style:font-name="Times New Roman" fo:font-size="12pt" fo:letter-spacing="normal" fo:font-style="normal" fo:font-weight="normal" style:font-size-asian="10pt" style:font-size-complex="10pt"/>
    </style:style>
    <style:style style:name="P5" style:family="paragraph" style:parent-style-name="Standard">
      <style:text-properties fo:font-variant="normal" fo:text-transform="none" fo:color="#000000" style:font-name="Times New Roman" fo:font-size="11pt" fo:letter-spacing="normal" fo:font-style="normal" fo:font-weight="normal" style:font-size-asian="11pt" style:font-size-complex="11pt"/>
    </style:style>
    <style:style style:name="P6" style:family="paragraph" style:parent-style-name="Standard">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P7" style:family="paragraph" style:parent-style-name="Standard">
      <style:text-properties fo:font-variant="normal" fo:text-transform="none" fo:color="#596174" style:font-name="Times New Roman" fo:font-size="9pt" fo:letter-spacing="normal" fo:font-style="normal" fo:font-weight="normal" fo:background-color="#272b33" style:font-size-asian="11pt" style:font-size-complex="11pt"/>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text-properties fo:font-size="11pt" style:font-size-asian="11pt" style:font-size-complex="11pt"/>
    </style:style>
    <style:style style:name="P10"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style>
    <style:style style:name="P11"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1pt" fo:letter-spacing="normal" fo:font-style="normal" fo:font-weight="normal" style:font-size-asian="11pt" style:font-size-complex="11pt"/>
    </style:style>
    <style:style style:name="P12"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P13"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596174" style:font-name="Times New Roman" fo:font-size="9pt" fo:letter-spacing="normal" fo:font-style="normal" fo:font-weight="normal" fo:background-color="#272b33"/>
    </style:style>
    <style:style style:name="P14"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6b7c8b" style:font-name="Times New Roman" fo:font-size="9pt" fo:letter-spacing="normal" fo:font-style="normal" fo:font-weight="bold" fo:background-color="#272b33"/>
    </style:style>
    <style:style style:name="P15"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6b7c8b" style:font-name="Times New Roman" fo:font-size="9pt" fo:letter-spacing="normal" fo:font-style="normal" fo:font-weight="bold" fo:background-color="#2e353e"/>
    </style:style>
    <style:style style:name="P16"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6b7c8b" style:font-name="Times New Roman" fo:font-size="9pt" fo:letter-spacing="normal" fo:font-style="normal" fo:font-weight="normal" fo:background-color="#272b33"/>
    </style:style>
    <style:style style:name="P17" style:family="paragraph" style:parent-style-name="Preformatted_20_Text">
      <style:paragraph-properties fo:text-align="start" style:justify-single-word="false" fo:orphans="2" fo:widows="2"/>
      <style:text-properties fo:font-variant="normal" fo:text-transform="none" fo:color="#212529" style:font-name="SFMono-Regular" fo:font-size="9.75pt" fo:letter-spacing="normal" fo:font-style="normal" fo:font-weight="normal"/>
    </style:style>
    <style:style style:name="P18" style:family="paragraph" style:parent-style-name="Preformatted_20_Text">
      <style:paragraph-properties fo:text-align="start" style:justify-single-word="false" fo:orphans="2" fo:widows="2"/>
      <style:text-properties fo:font-variant="normal" fo:text-transform="none" fo:color="#212529" fo:letter-spacing="normal"/>
    </style:style>
    <style:style style:name="P19" style:family="paragraph" style:parent-style-name="Preformatted_20_Text">
      <style:paragraph-properties fo:margin-top="0in" fo:margin-bottom="0.1965in" fo:text-align="start" style:justify-single-word="false" fo:orphans="2" fo:widows="2"/>
      <style:text-properties fo:font-variant="normal" fo:text-transform="none" fo:color="#212529" style:font-name="SFMono-Regular" fo:font-size="9.75pt" fo:letter-spacing="normal" fo:font-style="normal" fo:font-weight="normal"/>
    </style:style>
    <style:style style:name="T1" style:family="text">
      <style:text-properties fo:font-size="11pt" style:font-size-asian="11pt" style:font-size-complex="11pt"/>
    </style:style>
    <style:style style:name="T2" style:family="text">
      <style:text-properties fo:font-variant="normal" fo:text-transform="none" fo:color="#d171dd" style:font-name="inherit" fo:font-size="9pt" fo:letter-spacing="normal" fo:font-style="normal" fo:font-weight="bold" fo:background-color="#272b33"/>
    </style:style>
    <style:style style:name="T3" style:family="text">
      <style:text-properties fo:font-variant="normal" fo:text-transform="none" fo:color="#d171dd" style:font-name="Times New Roman" fo:font-size="9pt" fo:letter-spacing="normal" fo:font-style="normal" fo:font-weight="bold" fo:background-color="#272b33"/>
    </style:style>
    <style:style style:name="T4" style:family="text">
      <style:text-properties fo:font-variant="normal" fo:text-transform="none" fo:color="#4284ae" style:font-name="inherit" fo:font-size="9pt" fo:letter-spacing="normal" fo:font-style="italic" fo:font-weight="normal" fo:background-color="#272b33"/>
    </style:style>
    <style:style style:name="T5" style:family="text">
      <style:text-properties fo:font-variant="normal" fo:text-transform="none" fo:color="#4284ae" style:font-name="Times New Roman" fo:font-size="9pt" fo:letter-spacing="normal" fo:font-style="italic" fo:font-weight="normal" fo:background-color="#272b33"/>
    </style:style>
    <style:style style:name="T6" style:family="text">
      <style:text-properties fo:font-style="italic" style:font-style-asian="italic" style:font-style-complex="italic"/>
    </style:style>
    <style:style style:name="T7" style:family="text">
      <style:text-properties fo:color="#d171dd" style:font-name="inherit" fo:font-weight="bold"/>
    </style:style>
    <style:style style:name="T8" style:family="text">
      <style:text-properties fo:color="#d171dd" fo:font-weight="bold"/>
    </style:style>
    <style:style style:name="T9" style:family="text">
      <style:text-properties fo:color="#4284ae"/>
    </style:style>
    <style:style style:name="T10" style:family="text">
      <style:text-properties fo:color="#4284ae" style:font-name="inherit"/>
    </style:style>
    <style:style style:name="T11" style:family="text">
      <style:text-properties fo:color="#4284ae" style:font-name="inherit" fo:font-style="italic"/>
    </style:style>
    <style:style style:name="T12" style:family="text">
      <style:text-properties fo:color="#4284ae" fo:font-style="italic"/>
    </style:style>
    <style:style style:name="T13" style:family="text">
      <style:text-properties fo:color="#cfd5e0"/>
    </style:style>
    <style:style style:name="T14" style:family="text">
      <style:text-properties fo:color="#cfd5e0" style:font-name="inherit"/>
    </style:style>
    <style:style style:name="T15" style:family="text">
      <style:text-properties fo:color="#6b7c8b" style:font-name="inherit" fo:font-weight="bold"/>
    </style:style>
    <style:style style:name="T16" style:family="text">
      <style:text-properties fo:color="#6b7c8b" fo:font-weight="bold"/>
    </style:style>
    <style:style style:name="T17" style:family="text">
      <style:text-properties fo:color="#d19a66"/>
    </style:style>
    <style:style style:name="T18" style:family="text">
      <style:text-properties fo:color="#d19a66" style:font-name="inherit"/>
    </style:style>
    <style:style style:name="T19" style:family="text">
      <style:text-properties fo:color="#7cc379"/>
    </style:style>
    <style:style style:name="T20" style:family="text">
      <style:text-properties fo:color="#7cc379" style:font-name="inherit"/>
    </style:style>
    <style:style style:name="T21" style:family="text">
      <style:text-properties style:font-name="SFMono-Regular" fo:font-size="9.75pt" fo:font-style="normal" fo:font-weight="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background-color="#eeeeee" style:background-transparency="0%" fo:padding="0in" fo:border="non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
      <text:p text:style-name="P3"/>
      <text:p text:style-name="P3">DEPENDENCY INJECTION</text:p>
      <text:p text:style-name="P3"/>
      <text:p text:style-name="P2">Kristina Kolesnikova<text:line-break/>LogITge20</text:p>
      <text:p text:style-name="P1"/>
      <text:p text:style-name="P1"/>
      <text:p text:style-name="P1"/>
      <text:p text:style-name="P6">Mis on Dependency Injection?</text:p>
      <text:p text:style-name="P5">Dependency Injection (DI) on disainmuster, mida kasutatakse IoC (Inversion of Control) rakendamiseks. See võimaldab luua sõltumatuid objekte väljaspool klassi ja pakub neid objekte klassile erineval viisil. DI abil liigutame sõltuvate objektide loomise ja sidumise väljaspool neist sõltuvat klassi. Samuti aitab see paremini hallata tulevasi muutuseid ja teisi keerukusi tarkvaras.</text:p>
      <text:p text:style-name="P4"/>
      <text:p text:style-name="P12">Kuhu klassi kirjutad Dependency Injectioni koodi ja mis meetodi alla?</text:p>
      <text:p text:style-name="P11">Constructor ja Property(/Setter) Injection töötavad klassi üleselt, dependency objekt sisestatakse klassi siis vastavalt kas läbi client class constructor'i või public property.</text:p>
      <text:p text:style-name="P11">Method Injectioni puhul toob <text:span text:style-name="T6">client</text:span> klass sisse liidese, mis nimetab meetodi, kus dependency't kasutatakse ja läbi mille dependency'it client klassi tuuakse.</text:p>
      <text:p text:style-name="P10"/>
      <text:p text:style-name="P12">Dependency Injectioni koodinäide välja tuua.</text:p>
      <text:p text:style-name="Standard"><text:span text:style-name="T1">Employee.cs</text:span><text:line-break/><text:span text:style-name="T3">namespace </text:span><text:span text:style-name="T5">DependencyInjectionExample</text:span></text:p>
      <text:p text:style-name="P14">{</text:p>
      <text:p text:style-name="P13"><text:span text:style-name="T8"><text:tab/>public</text:span><text:span text:style-name="T13"> </text:span><text:span text:style-name="T8">class</text:span><text:span text:style-name="T13"> </text:span><text:span text:style-name="T13">Employee</text:span></text:p>
      <text:p text:style-name="P14"><text:tab/>{</text:p>
      <text:p text:style-name="P13"><text:span text:style-name="T8"><text:tab/><text:tab/>public</text:span><text:span text:style-name="T13"> </text:span><text:span text:style-name="T8">int</text:span><text:span text:style-name="T13"> </text:span><text:span text:style-name="T13">ID </text:span><text:span text:style-name="T16">{</text:span><text:span text:style-name="T13"> </text:span><text:span text:style-name="T8">get</text:span><text:span text:style-name="T13">; </text:span><text:span text:style-name="T8">set</text:span><text:span text:style-name="T13">; </text:span><text:span text:style-name="T16">}</text:span></text:p>
      <text:p text:style-name="P13"><text:span text:style-name="T8"><text:tab/><text:tab/>public</text:span><text:span text:style-name="T13"> </text:span><text:span text:style-name="T13">string Name </text:span><text:span text:style-name="T16">{</text:span><text:span text:style-name="T13"> </text:span><text:span text:style-name="T8">get</text:span><text:span text:style-name="T13">; </text:span><text:span text:style-name="T8">set</text:span><text:span text:style-name="T13">; </text:span><text:span text:style-name="T16">}</text:span></text:p>
      <text:p text:style-name="P13"><text:span text:style-name="T8"><text:tab/><text:tab/>public</text:span><text:span text:style-name="T13"> </text:span><text:span text:style-name="T13">string Department </text:span><text:span text:style-name="T16">{</text:span><text:span text:style-name="T13"> </text:span><text:span text:style-name="T8">get</text:span><text:span text:style-name="T13">; </text:span><text:span text:style-name="T8">set</text:span><text:span text:style-name="T13">; </text:span><text:span text:style-name="T16">}</text:span></text:p>
      <text:p text:style-name="P14"><text:tab/>}</text:p>
      <text:p text:style-name="P15">}</text:p>
      <text:p text:style-name="P9">EmployeeDAL.cs</text:p>
      <text:p text:style-name="P7"><text:span text:style-name="T8">namespace </text:span><text:span text:style-name="T12">DependencyInjectionExample</text:span></text:p>
      <text:p text:style-name="P14">{</text:p>
      <text:p text:style-name="P13"><text:span text:style-name="T8"><text:tab/>public</text:span><text:span text:style-name="T13"> </text:span><text:span text:style-name="T8">class</text:span><text:span text:style-name="T13"> </text:span><text:span text:style-name="T13">EmployeeDAL</text:span></text:p>
      <text:p text:style-name="P14"><text:tab/>{</text:p>
      <text:p text:style-name="P13"><text:span text:style-name="T8"><text:tab/><text:tab/>public</text:span><text:span text:style-name="T13"> </text:span><text:span text:style-name="T13">List</text:span><text:span text:style-name="T16">&lt;</text:span><text:span text:style-name="T13">Employee</text:span><text:span text:style-name="T16">&gt;</text:span><text:span text:style-name="T13"> </text:span><text:span text:style-name="T9">SelectAllEmployees</text:span><text:span text:style-name="T16">()</text:span></text:p>
      <text:p text:style-name="P14"><text:tab/><text:tab/>{</text:p>
      <text:p text:style-name="P13"><text:span text:style-name="T13"><text:tab/><text:tab/><text:tab/>List</text:span><text:span text:style-name="T16">&lt;</text:span><text:span text:style-name="T13">Employee</text:span><text:span text:style-name="T16">&gt;</text:span><text:span text:style-name="T13"> </text:span><text:span text:style-name="T13">ListEmployees = </text:span><text:span text:style-name="T9">new</text:span><text:span text:style-name="T13"> </text:span><text:span text:style-name="T13">List</text:span><text:span text:style-name="T16">&lt;</text:span><text:span text:style-name="T13">Employee</text:span><text:span text:style-name="T16">&gt;()</text:span><text:span text:style-name="T13">;</text:span></text:p>
      <text:p text:style-name="P16"><text:tab/><text:tab/><text:tab/>//Get the Employees from the Database</text:p>
      <text:p text:style-name="P16"><text:tab/><text:tab/><text:tab/>//for now we are hard coded the employees</text:p>
      <text:p text:style-name="P13"><text:span text:style-name="T13"><text:tab/><text:tab/><text:tab/>ListEmployees.</text:span><text:span text:style-name="T9">Add</text:span><text:span text:style-name="T16">(</text:span><text:span text:style-name="T9">new</text:span><text:span text:style-name="T13"> </text:span><text:span text:style-name="T9">Employee</text:span><text:span text:style-name="T16">()</text:span><text:span text:style-name="T13"> </text:span><text:span text:style-name="T16">{</text:span><text:span text:style-name="T13"> </text:span><text:span text:style-name="T13">ID = </text:span><text:span text:style-name="T17">1</text:span><text:span text:style-name="T13">, Name = </text:span><text:span text:style-name="T19">"Pranaya"</text:span><text:span text:style-name="T13">, Department = </text:span><text:span text:style-name="T19">"IT"</text:span><text:span text:style-name="T13"> </text:span><text:span text:style-name="T16">})</text:span><text:span text:style-name="T13">;</text:span></text:p>
      <text:p text:style-name="P13"><text:span text:style-name="T13"><text:tab/><text:tab/><text:tab/>ListEmployees.</text:span><text:span text:style-name="T9">Add</text:span><text:span text:style-name="T16">(</text:span><text:span text:style-name="T9">new</text:span><text:span text:style-name="T13"> </text:span><text:span text:style-name="T9">Employee</text:span><text:span text:style-name="T16">()</text:span><text:span text:style-name="T13"> </text:span><text:span text:style-name="T16">{</text:span><text:span text:style-name="T13"> </text:span><text:span text:style-name="T13">ID = </text:span><text:span text:style-name="T17">2</text:span><text:span text:style-name="T13">, Name = </text:span><text:span text:style-name="T19">"Kumar"</text:span><text:span text:style-name="T13">, Department = </text:span><text:span text:style-name="T19">"HR"</text:span><text:span text:style-name="T13"> </text:span><text:span text:style-name="T16">})</text:span><text:span text:style-name="T13">;</text:span></text:p>
      <text:p text:style-name="P13"><text:span text:style-name="T13"><text:tab/><text:tab/><text:tab/>ListEmployees.</text:span><text:span text:style-name="T9">Add</text:span><text:span text:style-name="T16">(</text:span><text:span text:style-name="T9">new</text:span><text:span text:style-name="T13"> </text:span><text:span text:style-name="T9">Employee</text:span><text:span text:style-name="T16">()</text:span><text:span text:style-name="T13"> </text:span><text:span text:style-name="T16">{</text:span><text:span text:style-name="T13"> </text:span><text:span text:style-name="T13">ID = </text:span><text:span text:style-name="T17">3</text:span><text:span text:style-name="T13">, Name = </text:span><text:span text:style-name="T19">"Rout"</text:span><text:span text:style-name="T13">, Department = </text:span><text:span text:style-name="T19">"Payroll"</text:span><text:span text:style-name="T13"> </text:span><text:span text:style-name="T16">})</text:span><text:span text:style-name="T13">;</text:span></text:p>
      <text:p text:style-name="P13"><text:span text:style-name="T8"><text:tab/><text:tab/><text:tab/>return</text:span><text:span text:style-name="T13"> </text:span><text:span text:style-name="T13">ListEmployees;</text:span></text:p>
      <text:p text:style-name="P14"><text:tab/><text:tab/>}</text:p>
      <text:p text:style-name="P14"><text:tab/>}</text:p>
      <text:p text:style-name="P15">}</text:p>
      <text:p text:style-name="P9">EmployeeBL.cs</text:p>
      <text:p text:style-name="P7"><text:span text:style-name="T8">namespace </text:span><text:span text:style-name="T12">DependencyInjectionExample</text:span></text:p>
      <text:p text:style-name="P14">{</text:p>
      <text:p text:style-name="P13"><text:span text:style-name="T8"><text:tab/>public</text:span><text:span text:style-name="T13"> </text:span><text:span text:style-name="T8">class</text:span><text:span text:style-name="T13"> </text:span><text:span text:style-name="T13">EmployeeBL</text:span></text:p>
      <text:p text:style-name="P14"><text:tab/>{</text:p>
      <text:p text:style-name="P13"><text:span text:style-name="T8"><text:tab/><text:tab/>public</text:span><text:span text:style-name="T13"> EmployeeDAL employeeDAL;</text:span></text:p>
      <text:p text:style-name="P13"><text:span text:style-name="T13"/></text:p>
      <text:p text:style-name="P13"><text:span text:style-name="T8"><text:tab/><text:tab/>public</text:span><text:span text:style-name="T13"> </text:span><text:span text:style-name="T13">List</text:span><text:span text:style-name="T16">&lt;</text:span><text:span text:style-name="T13">Employee</text:span><text:span text:style-name="T16">&gt;</text:span><text:span text:style-name="T13"> </text:span><text:span text:style-name="T9">GetAllEmployees</text:span><text:span text:style-name="T16">()</text:span></text:p>
      <text:p text:style-name="P14"><text:tab/><text:tab/>{</text:p>
      <text:p text:style-name="P13"><text:span text:style-name="T13"><text:tab/><text:tab/><text:tab/>employeeDAL = </text:span><text:span text:style-name="T9">new</text:span><text:span text:style-name="T13"> </text:span><text:span text:style-name="T9">EmployeeDAL</text:span><text:span text:style-name="T16">()</text:span><text:span text:style-name="T13">;</text:span></text:p>
      <text:p text:style-name="P13"><text:span text:style-name="T8"><text:tab/><text:tab/><text:tab/>return</text:span><text:span text:style-name="T13"> </text:span><text:span text:style-name="T13">employeeDAL.</text:span><text:span text:style-name="T9">SelectAllEmployees</text:span><text:span text:style-name="T16">()</text:span><text:span text:style-name="T13">;</text:span></text:p>
      <text:p text:style-name="P14"><text:soft-page-break/><text:tab/><text:tab/>}</text:p>
      <text:p text:style-name="P14"><text:tab/>}</text:p>
      <text:p text:style-name="P15">}</text:p>
      <text:p text:style-name="P9">EmployeeBL klass on sõltub EmployeeDAL klassist. GetAllEmployees() meetodiga EmployeeBL loome me EmployeeDAL klassi instantsi (Employee Data Access Layer) kutsume meetodi SelectAllEmployees(). Kui EmployeeDAL klass muutub, muutub ka EmployeeBL klass.<draw:frame draw:style-name="fr1" draw:name="Frame1" text:anchor-type="char" svg:x="0in" svg:width="0.0161in" draw:z-index="0"><draw:text-box fo:min-height="0.0161in"><text:p text:style-name="P17">namespace DependencyInjectionExample</text:p><text:p text:style-name="P17">{</text:p><text:p text:style-name="P18"><text:s text:c="4"/><text:span text:style-name="T21">public class Employee</text:span></text:p><text:p text:style-name="P18"><text:s text:c="4"/><text:span text:style-name="T21">{</text:span></text:p><text:p text:style-name="P18"><text:s text:c="8"/><text:span text:style-name="T21">public int ID { get; set; }</text:span></text:p><text:p text:style-name="P18"><text:s text:c="8"/><text:span text:style-name="T21">public string Name { get; set; }</text:span></text:p><text:p text:style-name="P18"><text:s text:c="8"/><text:span text:style-name="T21">public string Department { get; set; }</text:span></text:p><text:p text:style-name="P18"><text:s text:c="4"/><text:span text:style-name="T21">}</text:span></text:p><text:p text:style-name="P19">}</text:p></draw:text-box></draw:frame><draw:frame draw:style-name="fr1" draw:name="Frame2" text:anchor-type="char" svg:x="0in" svg:width="0.0161in" draw:z-index="1"><draw:text-box fo:min-height="0.0161in"><text:p text:style-name="P17">namespace DependencyInjectionExample</text:p><text:p text:style-name="P17">{</text:p><text:p text:style-name="P18"><text:s text:c="4"/><text:span text:style-name="T21">public class Employee</text:span></text:p><text:p text:style-name="P18"><text:s text:c="4"/><text:span text:style-name="T21">{</text:span></text:p><text:p text:style-name="P18"><text:s text:c="8"/><text:span text:style-name="T21">public int ID { get; set; }</text:span></text:p><text:p text:style-name="P18"><text:s text:c="8"/><text:span text:style-name="T21">public string Name { get; set; }</text:span></text:p><text:p text:style-name="P18"><text:s text:c="8"/><text:span text:style-name="T21">public string Department { get; set; }</text:span></text:p><text:p text:style-name="P18"><text:s text:c="4"/><text:span text:style-name="T21">}</text:span></text:p><text:p text:style-name="P19">}</text:p></draw:text-box></draw:frame></text:p>
      <text:p text:style-name="P11"/>
      <text:p text:style-name="P12">Mida tähendab AddSingelton?</text:p>
      <text:p text:style-name="P11">Singletoni teenus luuakse rakenduse kohta ainult üks kord ja seda ühte eksemplari kasutatakse kogu rakenduse eluea jooksul. Nagu nimigi ütleb, loob AddSingleton () meetod Singletoni teenuse. Singletoni teenus luuakse selle esmakordsel taotlemisel. Seejärel kasutavad seda sama eksemplari kõik järgnevad taotlused. Singletoneid tuleks kasutada harva. Üks kasutusjuhtum on see, kui teil on mingisugune globaalne pood, nt vahemälu, mida tuleks taotluste vahel jagada. Pange tähele, et selle kasutamisel peate silmas pidama niitide ohutust.</text:p>
      <text:p text:style-name="P10"/>
      <text:p text:style-name="P12">Mida tähendab AddTransient?</text:p>
      <text:p text:style-name="P10"><text:span text:style-name="T1">AddTransient () loob ajutise teenuse. Iga kord, kui seda taotletakse, luuakse ajutise teenuse uus eksemplar. Kasutatakse siis, kui komponenti ei saa jagada. Üks näide oleks mitte niiditurvaline andmebaasile juurdepääsu objekt. Vaikimisi peaksid olema ajutised teenused. Teenuste pidev uuesti loomine vähendab vigase juurutamise riski, kuna kõik uued eksemplarid luuakse mittevigases olekus.</text:span></text:p>
      <text:p text:style-name="P10"/>
      <text:p text:style-name="P12">Mida tähendab AddScoped?</text:p>
      <text:p text:style-name="P11">AddScoped () loob teenuse Scoped. Uue ulatusega teenuse eksemplar luuakse ühe taotluse piires üks kord. Näiteks loob see veebirakenduses ühe eksemplari iga http-päringu kohta, kuid kasutab sama eksemplari sama veebipäringu teistes kõnedes. Scoped tähendab, et eksemplar luuakse ühe ulatuse kohta üks kord. Rakenduse igale taotlusele luuakse ulatus, seega luuakse kõik ulatusega registreeritud komponendid ühe taotluse kohta üks k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consolata" svg:font-family="Inconsolata, Consolas, 'Source Code Pro', 'Liberation Mono', 'Courier New', Courier, monospace"/>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arial1" svg:font-family="arial, helvetica, sans-serif"/>
    <style:font-face style:name="arial" svg:font-family="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tina Kolesnik</meta:initial-creator>
    <meta:creation-date>2021-06-25T13:52:38.03</meta:creation-date>
    <dc:date>2021-07-05T15:02:23.89</dc:date>
    <dc:creator>Kristina Kolesnik</dc:creator>
    <meta:editing-duration>PT2M52S</meta:editing-duration>
    <meta:editing-cycles>1</meta:editing-cycles>
    <meta:generator>OpenOffice/4.1.8$Win32 OpenOffice.org_project/418m3$Build-9803</meta:generator>
    <meta:document-statistic meta:table-count="0" meta:image-count="0" meta:object-count="0" meta:page-count="2" meta:paragraph-count="72" meta:word-count="522" meta:character-count="3946"/>
  </office:meta>
</office:document-meta>
</file>